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<text:span text:style-name="T1">Premessa iniziale: </text:span><text:span text:style-name="T2">Il sistema è stato configurato come descritto nel manuale di installazione. </text:span></text:p>
        <text:p text:style-name="Normal"/>
        <text:p text:style-name="Normal"/>
        <text:list xml:id="list1584628816" text:style-name="L1">
          <text:list-item>
            <text:p text:style-name="P2">Avviamo le macchine virtuali con lo script <text:span text:style-name="T3">startnet</text:span>. </text:p>
          </text:list-item>
          <text:list-item>
            <text:p text:style-name="P2">Utilizziamo le macchine virtuali <text:span text:style-name="T3">ServerAce, ServerBack, ServerMR2, ServerNaruto, ServerRukia</text:span><text:span text:style-name="T4"> e</text:span><text:span text:style-name="T3"> ServerZoro</text:span><text:span text:style-name="T4">ci spostiamo nelle cartelle dove risiede l'applicativo di ogni server compiliamo con il comando </text:span><text:span text:style-name="T3">make</text:span><text:span text:style-name="T4"> e facciamo partire i server ( </text:span><text:span text:style-name="T3">immagine 01 </text:span><text:span text:style-name="T4">).</text:span></text:p>
          </text:list-item>
          <text:list-item>
            <text:p text:style-name="P2"><text:span text:style-name="T4">L'idea è di provacare il crash del </text:span><text:span text:style-name="T3">ServerZoro</text:span><text:span text:style-name="T4">, dalla tabella Dom* ( uguale per tutti I server )possiamo dedurre che il server è primary dei 2 domini: </text:span><text:span text:style-name="T3">BB</text:span><text:span text:style-name="T4"> e </text:span><text:span text:style-name="T3">BE </text:span><text:span text:style-name="T4">( </text:span><text:span text:style-name="T3">immagine 02</text:span><text:span text:style-name="T4"> ).</text:span></text:p>
          </text:list-item>
          <text:list-item>
            <text:p text:style-name="P2"><text:span text:style-name="T4">Provoco il crash del </text:span><text:span text:style-name="T3">ServerZoro</text:span><text:span text:style-name="T4"> (</text:span><text:span text:style-name="T3">immagine 03</text:span><text:span text:style-name="T4">). </text:span></text:p>
          </text:list-item>
          <text:list-item>
            <text:p text:style-name="P2"><text:span text:style-name="T4">Dopo aver atteso il tempo necessario alla conclusione della procedura di elezione <text:s/>controlliamo la tabella </text:span><text:span text:style-name="T3">Dom</text:span><text:span text:style-name="T4">* (</text:span><text:span text:style-name="T3">immagine 04</text:span><text:span text:style-name="T4">) e notimo che il </text:span><text:span text:style-name="T3">ServerZoro</text:span><text:span text:style-name="T4"> non è piu' </text:span><text:span text:style-name="T3">primary</text:span><text:span text:style-name="T4"> dei domini</text:span><text:span text:style-name="T3"> BB</text:span><text:span text:style-name="T4"> e </text:span><text:span text:style-name="T3">BE</text:span><text:span text:style-name="T4">.</text:span></text:p>
          </text:list-item>
        </text:list>
        <text:p text:style-name="P1"/>
        <text:p text:style-name="P1">* Il quarto campo del record della tabella <text:span text:style-name="T3">Dom</text:span> indica se il server è <text:span text:style-name="T3">primary</text:span>( valore settato ad 1) o <text:s/><text:span text:style-name="T3">replica</text:span> (valore settato a 2)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-tb"/>
      <style:text-properties style:font-name="Liberation Serif1" fo:font-size="12pt" fo:language="it" fo:country="IT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Liberation Sans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9-16T23:18:15</meta:creation-date>
    <dc:date>2010-09-17T09:20:05</dc:date>
    <meta:editing-duration>PT02H13M30S</meta:editing-duration>
    <meta:editing-cycles>9</meta:editing-cycles>
    <meta:document-statistic meta:table-count="0" meta:image-count="0" meta:object-count="0" meta:page-count="1" meta:paragraph-count="7" meta:word-count="158" meta:character-count="951"/>
  </office:meta>
</office:document-meta>
</file>